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="solid" draw:fill-color="#dde8cb" draw:opacity="100%" draw:textarea-horizontal-align="justify" draw:textarea-vertical-align="middle" draw:auto-grow-height="false" fo:min-height="1.523cm" fo:min-width="1.286cm" draw:shadow="hidden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de8cb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12cm" svg:height="0.836cm" draw:transform="rotate (1.5707963267949) translate (2.2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.4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" draw:text-style-name="P1" draw:layer="layout" svg:width="1.212cm" svg:height="0.836cm" draw:transform="rotate (1.5707963267949) translate (6.836cm 4.914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6cm 4.1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0.5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0.3cm 0.389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2.827cm" svg:height="4.178cm" draw:transform="rotate (1.5707963267949) translate (5.209cm 3.014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5cm 0.389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3" draw:layer="layout" svg:x1="4.2cm" svg:y1="0.888cm" svg:x2="6.9cm" svg:y2="1.014cm">
            <text:p/>
          </draw:line>
          <draw:g>
            <draw:line draw:style-name="gr6" draw:text-style-name="P4" draw:layer="layout" svg:x1="7.1cm" svg:y1="1.214cm" svg:x2="7.1cm" svg:y2="0.714cm">
              <text:p/>
            </draw:line>
            <draw:line draw:style-name="gr6" draw:text-style-name="P4" draw:layer="layout" svg:x1="6.85cm" svg:y1="0.964cm" svg:x2="7.35cm" svg:y2="0.964cm">
              <text:p/>
            </draw:line>
            <draw:line draw:style-name="gr6" draw:text-style-name="P4" draw:layer="layout" svg:x1="6.923cm" svg:y1="1.141cm" svg:x2="7.277cm" svg:y2="0.787cm">
              <text:p/>
            </draw:line>
            <draw:line draw:style-name="gr6" draw:text-style-name="P4" draw:layer="layout" svg:x1="7.277cm" svg:y1="1.141cm" svg:x2="6.923cm" svg:y2="0.787cm">
              <text:p/>
            </draw:line>
          </draw:g>
          <draw:g>
            <draw:line draw:style-name="gr6" draw:text-style-name="P4" draw:layer="layout" svg:x1="4.15cm" svg:y1="1.088cm" svg:x2="4.15cm" svg:y2="0.588cm">
              <text:p/>
            </draw:line>
            <draw:line draw:style-name="gr6" draw:text-style-name="P4" draw:layer="layout" svg:x1="3.9cm" svg:y1="0.838cm" svg:x2="4.4cm" svg:y2="0.838cm">
              <text:p/>
            </draw:line>
            <draw:line draw:style-name="gr6" draw:text-style-name="P4" draw:layer="layout" svg:x1="3.973cm" svg:y1="1.015cm" svg:x2="4.327cm" svg:y2="0.661cm">
              <text:p/>
            </draw:line>
            <draw:line draw:style-name="gr6" draw:text-style-name="P4" draw:layer="layout" svg:x1="4.327cm" svg:y1="1.015cm" svg:x2="3.973cm" svg:y2="0.661cm">
              <text:p/>
            </draw:line>
          </draw:g>
          <draw:path draw:style-name="gr7" draw:text-style-name="P5" draw:layer="layout" svg:width="2.507cm" svg:height="1.432cm" svg:x="1.392cm" svg:y="1.555cm" svg:viewBox="0 0 2508 1433" svg:d="M11 1433c-7-56-11-113-11-170 0-222 58-440 168-632s268-351 459-462 407-169 627-169 436 58 627 169 349 270 459 462 168 410 168 632c0 57-4 114-11 170z">
            <text:p/>
          </draw:path>
          <draw:line draw:style-name="gr5" draw:text-style-name="P3" draw:layer="layout" svg:x1="3.4cm" svg:y1="1.788cm" svg:x2="4.1cm" svg:y2="0.888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15:19:06.782179577</meta:creation-date>
    <dc:date>2020-11-30T15:22:57.111941269</dc:date>
    <meta:editing-duration>PT1M7S</meta:editing-duration>
    <meta:editing-cycles>3</meta:editing-cycles>
    <meta:generator>LibreOffice/7.0.3.1$Linux_X86_64 LibreOffice_project/00$Build-1</meta:generator>
    <meta:document-statistic meta:object-count="26"/>
  </office:meta>
</office:document-meta>
</file>